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fo:font-style="italic" officeooo:rsid="0016a7ff" officeooo:paragraph-rsid="0016a7ff" style:font-size-asian="24pt" style:font-style-asian="italic" style:font-size-complex="24pt" style:font-style-complex="italic"/>
    </style:style>
    <style:style style:name="P2" style:family="paragraph" style:parent-style-name="Standard">
      <style:text-properties fo:font-size="24pt" fo:font-style="italic" officeooo:rsid="0018a5d5" officeooo:paragraph-rsid="0018a5d5" style:font-size-asian="24pt" style:font-style-asian="italic" style:font-size-complex="24pt" style:font-style-complex="italic"/>
    </style:style>
    <style:style style:name="P3" style:family="paragraph" style:parent-style-name="Standard">
      <style:text-properties fo:font-size="14pt" fo:font-style="normal" officeooo:rsid="0016a7ff" officeooo:paragraph-rsid="0016a7ff" style:font-size-asian="12.25pt" style:font-style-asian="normal" style:font-size-complex="14pt" style:font-style-complex="normal"/>
    </style:style>
    <style:style style:name="P4" style:family="paragraph" style:parent-style-name="Standard">
      <style:text-properties fo:font-size="14pt" fo:font-style="italic" officeooo:rsid="0018a5d5" officeooo:paragraph-rsid="0018a5d5" style:font-size-asian="12.25pt" style:font-style-asian="italic" style:font-size-complex="14pt" style:font-style-complex="italic"/>
    </style:style>
    <style:style style:name="P5" style:family="paragraph" style:parent-style-name="Standard">
      <style:text-properties fo:font-size="14pt" fo:font-style="italic" officeooo:rsid="0018a5d5" officeooo:paragraph-rsid="001ae232" style:font-size-asian="12.25pt" style:font-style-asian="italic" style:font-size-complex="14pt" style:font-style-complex="italic"/>
    </style:style>
    <style:style style:name="P6" style:family="paragraph" style:parent-style-name="Standard">
      <style:text-properties fo:font-size="14pt" fo:font-style="normal" officeooo:rsid="001ae232" officeooo:paragraph-rsid="001ae232" style:font-size-asian="12.25pt" style:font-style-asian="normal" style:font-size-complex="14pt" style:font-style-complex="normal"/>
    </style:style>
    <style:style style:name="P7" style:family="paragraph" style:parent-style-name="Standard">
      <style:text-properties fo:font-size="14pt" fo:font-style="normal" officeooo:rsid="001d8647" officeooo:paragraph-rsid="001ae232" style:font-size-asian="12.25pt" style:font-style-asian="normal" style:font-size-complex="14pt" style:font-style-complex="normal"/>
    </style:style>
    <style:style style:name="P8" style:family="paragraph" style:parent-style-name="Standard">
      <style:text-properties fo:font-size="14pt" fo:font-style="normal" officeooo:rsid="001f6726" officeooo:paragraph-rsid="001f6726" style:font-size-asian="12.25pt" style:font-style-asian="normal" style:font-size-complex="14pt" style:font-style-complex="normal"/>
    </style:style>
    <style:style style:name="T1" style:family="text">
      <style:text-properties officeooo:rsid="0019ab61"/>
    </style:style>
    <style:style style:name="T2" style:family="text">
      <style:text-properties fo:font-style="normal" officeooo:rsid="0019ab61" style:font-style-asian="normal" style:font-style-complex="normal"/>
    </style:style>
    <style:style style:name="T3" style:family="text">
      <style:text-properties fo:font-style="normal" officeooo:rsid="001ae232" style:font-style-asian="normal" style:font-style-complex="normal"/>
    </style:style>
    <style:style style:name="T4" style:family="text">
      <style:text-properties fo:font-style="normal" officeooo:rsid="001ca486" style:font-style-asian="normal" style:font-style-complex="normal"/>
    </style:style>
    <style:style style:name="T5" style:family="text">
      <style:text-properties fo:font-style="normal" officeooo:rsid="001d864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 notes 25 september 2015</text:p>
      <text:p text:style-name="P1"/>
      <text:p text:style-name="P3">- Het gesprek met Antske, Niels, Victor en Serge besproken met Maarten.</text:p>
      <text:p text:style-name="P3"/>
      <text:p text:style-name="P3">- Maarten heeft uitgelegd hoe D<text:span text:style-name="T1">BP</text:span>edia werkt en hoe wij hier gebruik van kunnen maken. Nadeel is dat historici dit misschien niet kunnen vertrouwen, maar zo hebben ze vergelijkingsmateriaal. Dit kan als gevolg hebben dat de historici meer vertrouwen in het internet krijgen.</text:p>
      <text:p text:style-name="P3"/>
      <text:p text:style-name="P3">- Keuzes zijn besproken.</text:p>
      <text:p text:style-name="P3"/>
      <text:p text:style-name="P2">Plan 26 september 2015</text:p>
      <text:p text:style-name="P2"/>
      <text:p text:style-name="P4">- <text:span text:style-name="T2">Voor een bestand uitzoeken hoe DBPedia opgevraagd kan worden en hoe de data hiervan gebruikt kan worden.</text:span></text:p>
      <text:p text:style-name="P5"><text:span text:style-name="T2"><text:tab/>- </text:span><text:span text:style-name="T3">Dit kan dus niet, want er zijn veel te weinig mensen die in DBPedia staan die <text:tab/>ook op Biografisch portaal staan. We houden het dus op de (meta) data of de <text:tab/>informatie uit Antske's pipeline die we hebben gekregen. </text:span></text:p>
      <text:p text:style-name="P5"/>
      <text:p text:style-name="P6">- Nu dus wachten op de data uit Antske's pipeline. Ondertussen gaan we kijken met de data die we op dit moment hebben, hoe we dit zouden kunnen gebruiken in json/Elasticsearch etc.</text:p>
      <text:p text:style-name="P5"/>
      <text:p text:style-name="P5"><text:span text:style-name="T3">- </text:span><text:span text:style-name="T4">XML </text:span><text:span text:style-name="T5">naar json ?</text:span></text:p>
      <text:p text:style-name="P7">- Elastic search toevoegen</text:p>
      <text:p text:style-name="P7">- Elastic search vinden</text:p>
      <text:p text:style-name="P7">- Vondsten gebruiken voor percentage/gemiddelde</text:p>
      <text:p text:style-name="P7"/>
      <text:p text:style-name="P8">PLAN KOMENDE WEEK</text:p>
      <text:p text:style-name="P8"/>
      <text:p text:style-name="P8">- Elasticsearch op localhost fixen</text:p>
      <text:p text:style-name="P8">- Elasticsearch op Clara's laptop fixe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12:31:58.663639310</meta:creation-date>
    <dc:date>2015-09-26T16:43:58.067632298</dc:date>
    <meta:editing-duration>PT2H31M52S</meta:editing-duration>
    <meta:editing-cycles>3</meta:editing-cycles>
    <meta:generator>LibreOffice/4.2.7.2$Linux_X86_64 LibreOffice_project/420m0$Build-2</meta:generator>
    <meta:document-statistic meta:table-count="0" meta:image-count="0" meta:object-count="0" meta:page-count="1" meta:paragraph-count="15" meta:word-count="190" meta:character-count="1126" meta:non-whitespace-character-count="947"/>
  </office:meta>
</office:document-meta>
</file>